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  <text:list-level-style-number text:level="1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0in" fo:text-indent="-0.25in" fo:margin-left="3.0in"/>
        </style:list-level-properties>
      </text:list-level-style-number>
      <text:list-level-style-number text:level="1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1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0in" fo:text-indent="-0.25in" fo:margin-left="4.0in"/>
        </style:list-level-properties>
      </text:list-level-style-number>
      <text:list-level-style-number text:level="1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7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8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9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5.0in" fo:text-indent="-0.25in" fo:margin-left="5.0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ough-structure"/>Rough Structure<text:bookmark-end text:name="rough-structure"/></text:h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  <text:h text:style-name="Heading_20_1" text:outline-level="1"><text:bookmark-start text:name="sectionsresearch-questionsideas-brainstorming"/>Sections/Research Questions/Ideas Brainstorming<text:bookmark-end text:name="sectionsresearch-questionsideas-brainstorming"/></text:h>
      <text:list text:style-name="L9">
        <text:list-item>
          <text:p text:style-name="P9">Usecases: Direct Mount vs. Managed Mount vs. Migration</text:p>
        </text:list-item>
        <text:list-item>
          <text:p text:style-name="P9">Effects of high latency on different pull methods (esp. direct vs. managed)</text:p>
        </text:list-item>
        <text:list-item>
          <text:p text:style-name="P9">Effects of slow local disks or RAM on pull methods</text:p>
        </text:list-item>
        <text:list-item>
          <text:p text:style-name="P9">The asynchronous background push method (for mounts); how chunks are marked as dirty when they are being written to before the download has finished completely</text:p>
        </text:list-item>
        <text:list-item>
          <text:p text:style-name="P9">Mount backend API vs. seeder API</text:p>
        </text:list-item>
        <text:list-item>
          <text:p text:style-name="P9">Preemptive pulls and parallelized startups (n MB saved)</text:p>
        </text:list-item>
        <text:list-item>
          <text:p text:style-name="P9">Background pulling system and interface (rwat), % of availability</text:p>
        </text:list-item>
        <text:list-item>
          <text:p text:style-name="P9">Chunking system/non-aligned reads and writes, checking for correct chunking behavior</text:p>
        </text:list-item>
        <text:list-item>
          <text:p text:style-name="P9">Local vs. remote chunking</text:p>
        </text:list-item>
        <text:list-item>
          <text:p text:style-name="P9">Backend implementations, performance and usecases: File, memory, directory, dudirekta, gRPC, fRPC, Redis, S3, Cassandra</text:p>
        </text:list-item>
        <text:list-item>
          <text:p text:style-name="P9">Transport layers: Dudirekta, gRPC, fRPC (esp. benefits and problems with concurrent RPCs, connection pooling like with dRPC, benchmarks with latency and throughput etc.)</text:p>
        </text:list-item>
        <text:list-item>
          <text:p text:style-name="P9">NBD protocol overview and limitations</text:p>
        </text:list-item>
        <text:list-item>
          <text:p text:style-name="P9">NBD protocol phases</text:p>
        </text:list-item>
        <text:list-item>
          <text:p text:style-name="P9">Minimal viable NBD protocol needs</text:p>
        </text:list-item>
        <text:list-item>
          <text:p text:style-name="P9">Go NBD server implementation: Multiple clients, error handling</text:p>
        </text:list-item>
        <text:list-item>
          <text:p text:style-name="P9">Go NBD client and server implementation: The kernel’s NBD client, CGo for <text:span text:style-name="Source_Text">ioctl</text:span> numbers</text:p>
        </text:list-item>
        <text:list-item>
          <text:p text:style-name="P9">Finding unused NBD devices, detecting client availability (polling sysfs vs. udev; add benchmarks)</text:p>
        </text:list-item>
        <text:list-item>
          <text:p text:style-name="P9">go-nbd pluggable backend API design/interface</text:p>
        </text:list-item>
        <text:list-item>
          <text:p text:style-name="P9">go-nbd project scope &amp; keeping it maintainable, esp. vs other NBD implementations</text:p>
        </text:list-item>
        <text:list-item>
          <text:p text:style-name="P9">Migration API lifecycle &amp; lockable rwats</text:p>
        </text:list-item>
        <text:list-item>
          <text:p text:style-name="P9">Path vs. file vs. slice mounts/migrations</text:p>
        </text:list-item>
        <text:list-item>
          <text:p text:style-name="P9">Migration protocol actors, phases and state machine</text:p>
        </text:list-item>
        <text:list-item>
          <text:p text:style-name="P9">Managed mount protocol actors, phases, sequence and state machine</text:p>
        </text:list-item>
        <text:list-item>
          <text:p text:style-name="P9">Performance tuning parameters (chunk size, push/pull workers)</text:p>
        </text:list-item>
        <text:list-item>
          <text:p text:style-name="P9">P2P vs. relay systems/hub and spoke systems</text:p>
        </text:list-item>
        <text:list-item>
          <text:p text:style-name="P9">Pull priority function/heuristic: Benchmarks when accessing from end of file to start vs. other way around, latency vs. throughput changes with/without heuristic, using LLMs etc. to analyze access patterns with <text:span text:style-name="Source_Text">pullWorkers: 0</text:span> and then generating an automatic pull heuristic</text:p>
        </text:list-item>
        <text:list-item>
          <text:p text:style-name="P9">Performance of different hashing algorithms for detecting changes to a <text:span text:style-name="Source_Text">mmap</text:span>ed region</text:p>
        </text:list-item>
        <text:list-item>
          <text:p text:style-name="P9">Usage of the r3map’s API vs. e.g. “Remote regions” paper</text:p>
        </text:list-item>
        <text:list-item>
          <text:p text:style-name="P9">Tapisk as an example of using the mount APIs for a filesystem; esp. with support for writebacks in the future, and comparing this to STFS</text:p>
        </text:list-item>
        <text:list-item>
          <text:p text:style-name="P9"><text:span text:style-name="Source_Text">ram-dl</text:span> as an example of using a remote backend to provide more RAM/Swap</text:p>
        </text:list-item>
        <text:list-item>
          <text:p text:style-name="P9">Migrating app state (e.g. a TODO list) between two hosts</text:p>
        </text:list-item>
        <text:list-item>
          <text:p text:style-name="P9">Minimum acceptable downtime</text:p>
        </text:list-item>
        <text:list-item>
          <text:p text:style-name="P9">Concurrent access/consistency guarantees for mounts vs. migrations etc. - <text:span text:style-name="Source_Text">Track()</text:span>, why we can’t modify a mount’s source</text:p>
        </text:list-item>
        <text:list-item>
          <text:p text:style-name="P9">Usage of QUIC, UDP and other protocols for skipping on RTT to improve minimal latency</text:p>
        </text:list-item>
        <text:list-item>
          <text:p text:style-name="P9">Limitations and benefits of <text:span text:style-name="Source_Text">mmap</text:span> for accessing a mount vs. a file (concurrent reads/writes etc.)</text:p>
        </text:list-item>
        <text:list-item>
          <text:p text:style-name="P9">Criticality in protocols (e.g. recovering from a network outage in mount vs. migration, finalization step can’t be aborted etc.)</text:p>
        </text:list-item>
        <text:list-item>
          <text:p text:style-name="P9">Encryption of regions and the wire protocol, authn, DoS vulnerabilities</text:p>
        </text:list-item>
        <text:list-item>
          <text:p text:style-name="P9">Integration with existing app migration systems</text:p>
        </text:list-item>
        <text:list-item>
          <text:p text:style-name="P9">When to best <text:span text:style-name="Source_Text">Finalize()</text:span> a migration; analyzing app usage patterns?</text:p>
        </text:list-item>
        <text:list-item>
          <text:p text:style-name="P9">How does Linux actually manage memory, O_DIRECT vs <text:span text:style-name="Source_Text">mmap</text:span>, RAM vs Swap etc.</text:p>
        </text:list-item>
        <text:list-item>
          <text:p text:style-name="P9">userfaultfd is read-only</text:p>
        </text:list-item>
        <text:list-item>
          <text:p text:style-name="P9">userfaultfd can only be used to fetch the first (missing) chunk, not subsequent ones</text:p>
        </text:list-item>
        <text:list-item>
          <text:p text:style-name="P9">userfaultfd is limited to ~50MB/s of throughput</text:p>
        </text:list-item>
        <text:list-item>
          <text:p text:style-name="P9">Biggest benefit of userfaultfd: It has minimal registration overhead &amp; latency</text:p>
        </text:list-item>
        <text:list-item>
          <text:p text:style-name="P9">userfaultfd’s interface is just an io.ReaderAt</text:p>
        </text:list-item>
        <text:list-item>
          <text:p text:style-name="P9">Backends can use custom indexes to map linear media (e.g. tape drives) into memory by mapping the block device offset to a real, append-only record number and swapping it out for a new one when things get overwritten in the block device</text:p>
        </text:list-item>
      </text:list>
      <text:h text:style-name="Heading_20_1" text:outline-level="1"><text:bookmark-start text:name="alternative-outline"/>Alternative Outline<text:bookmark-end text:name="alternative-outline"/></text:h>
      <text:list text:style-name="L10">
        <text:list-item>
          <text:p text:style-name="P10">Abstract</text:p>
          <text:list text:style-name="L11">
            <text:list-item>
              <text:p text:style-name="P11">A comparative analysis and implementation of various methods for synchronizing Linux memory options over a network</text:p>
            </text:list-item>
          </text:list>
        </text:list-item>
        <text:list-item>
          <text:p text:style-name="P10">Introduction</text:p>
          <text:list>
            <text:list-item>
              <text:p text:style-name="P11">Background: Examining Linux’s memory management and relevant APIs</text:p>
            </text:list-item>
            <text:list-item>
              <text:p text:style-name="P11">Purpose: Use cases for memory region synchronization (Direct Mount, Managed Mount, Migration)</text:p>
              <text:list text:style-name="L12">
                <text:list-item>
                  <text:p text:style-name="P12">Discuss potential effects of high latency, slow local disks or RAM on different pull methods</text:p>
                </text:list-item>
              </text:list>
            </text:list-item>
          </text:list>
        </text:list-item>
        <text:list-item>
          <text:p text:style-name="P10">Methodologies</text:p>
          <text:list>
            <text:list-item>
              <text:p text:style-name="P12">Option 1: Handling page faults in userspace with <text:span text:style-name="Source_Text">userfaultfd</text:span></text:p>
              <text:list>
                <text:list-item>
                  <text:p text:style-name="P12">Explanation of userfaultfd and its implementation</text:p>
                </text:list-item>
                <text:list-item>
                  <text:p text:style-name="P12">Description of userfaultfd handlers and registration in Go</text:p>
                </text:list-item>
                <text:list-item>
                  <text:p text:style-name="P12">The process of transferring sockets between processes</text:p>
                </text:list-item>
                <text:list-item>
                  <text:p text:style-name="P12">Examples of handler and registration interfaces</text:p>
                </text:list-item>
                <text:list-item>
                  <text:p text:style-name="P12">Performance assessment of this approach, with focus on pull methods and effects of system constraints</text:p>
                </text:list-item>
              </text:list>
            </text:list-item>
            <text:list-item>
              <text:p text:style-name="P12">Option 2: Utilizing <text:span text:style-name="Source_Text">mmap</text:span> for change notifications</text:p>
              <text:list>
                <text:list-item>
                  <text:p text:style-name="P12">Understanding mmap and its application</text:p>
                </text:list-item>
                <text:list-item>
                  <text:p text:style-name="P12">Detecting file changes using inotify and its limitations</text:p>
                </text:list-item>
                <text:list-item>
                  <text:p text:style-name="P12">Performance evaluation of this approach, with focus on preemptive pulls and parallelized startups</text:p>
                </text:list-item>
              </text:list>
            </text:list-item>
            <text:list-item>
              <text:p text:style-name="P12">Option 3: Hash-based change detection</text:p>
              <text:list>
                <text:list-item>
                  <text:p text:style-name="P12">Comparing hashes of local and remote <text:span text:style-name="Source_Text">mmap</text:span>ed regions</text:p>
                </text:list-item>
                <text:list-item>
                  <text:p text:style-name="P12">Evaluation of different hashing algorithms</text:p>
                </text:list-item>
                <text:list-item>
                  <text:p text:style-name="P12">Introduction to delta synchronization and the role of rsync</text:p>
                </text:list-item>
                <text:list-item>
                  <text:p text:style-name="P12">Custom protocol for delta synchronization</text:p>
                </text:list-item>
                <text:list-item>
                  <text:p text:style-name="P12">Multiplexing synchronization streams and the function of <text:span text:style-name="Source_Text">msync</text:span></text:p>
                </text:list-item>
                <text:list-item>
                  <text:p text:style-name="P12">Performance assessment of this approach, with an analysis of the effects of various pull priority functions/heuristics</text:p>
                </text:list-item>
              </text:list>
            </text:list-item>
            <text:list-item>
              <text:p text:style-name="P12">Option 4: Detecting changes with a custom filesystem implementation</text:p>
              <text:list>
                <text:list-item>
                  <text:p text:style-name="P12">Intercepting writes to the <text:span text:style-name="Source_Text">mmap</text:span>ed region using a custom filesystem</text:p>
                </text:list-item>
                <text:list-item>
                  <text:p text:style-name="P12">Understanding methods for creating a new, custom Linux filesystem (in the kernel, NBD, CUSE, BUSE, FUSE, etc.)</text:p>
                </text:list-item>
                <text:list-item>
                  <text:p text:style-name="P12">Performance assessment of this approach</text:p>
                </text:list-item>
              </text:list>
            </text:list-item>
            <text:list-item>
              <text:p text:style-name="P12">Option 5: Block device with userspace backend</text:p>
              <text:list>
                <text:list-item>
                  <text:p text:style-name="P12">Detailed analysis of the NBD protocol and its implementation in Go</text:p>
                </text:list-item>
                <text:list-item>
                  <text:p text:style-name="P12">Server backend interface and example implementations</text:p>
                </text:list-item>
                <text:list-item>
                  <text:p text:style-name="P12">Asynchronous writeback protocol and caching mechanism</text:p>
                </text:list-item>
                <text:list-item>
                  <text:p text:style-name="P12">Performance assessment of this approach, with an analysis of Go NBD client and server implementation and the project scope</text:p>
                </text:list-item>
              </text:list>
            </text:list-item>
          </text:list>
        </text:list-item>
        <text:list-item>
          <text:p text:style-name="P10">Evaluation and Comparison of Approaches</text:p>
          <text:list>
            <text:list-item>
              <text:p text:style-name="P12">Comparing options in terms of ease of implementation, CPU load, and network traffic</text:p>
            </text:list-item>
            <text:list-item>
              <text:p text:style-name="P12">Identifying the optimal solution for specific use cases: data change frequency, kernel/OS compatibility, etc.</text:p>
            </text:list-item>
            <text:list-item>
              <text:p text:style-name="P12">Analysis of Go NBD client and server implementation and the project scope</text:p>
            </text:list-item>
            <text:list-item>
              <text:p text:style-name="P12">Examination of different transport layers and their implications on performance and concurrency</text:p>
            </text:list-item>
            <text:list-item>
              <text:p text:style-name="P12">Discussion on migration protocol actors, phases and state machine</text:p>
            </text:list-item>
            <text:list-item>
              <text:p text:style-name="P12">Performance tuning parameters (chunk size, push/pull workers)</text:p>
            </text:list-item>
            <text:list-item>
              <text:p text:style-name="P12">Examination of P2P vs. relay systems/hub and spoke systems</text:p>
            </text:list-item>
          </text:list>
        </text:list-item>
        <text:list-item>
          <text:p text:style-name="P10">Case Studies</text:p>
          <text:list>
            <text:list-item>
              <text:p text:style-name="P12">Tapisk as an example of using the mount APIs for a filesystem, esp. one with very low read/write speeds and high latency</text:p>
            </text:list-item>
            <text:list-item>
              <text:p text:style-name="P12"><text:span text:style-name="Source_Text">ram-dl</text:span> as an example of using a remote backend to provide more RAM/Swap</text:p>
            </text:list-item>
            <text:list-item>
              <text:p text:style-name="P12">Migrating app state (e.g. a TODO list) between two hosts in a universal (byte-slice/by using the underlying memory) manner</text:p>
            </text:list-item>
            <text:list-item>
              <text:p text:style-name="P12">Mounting remote filesystems and combining the benefits of traditional FUSE-based mounts (e.g. s3-fuse) with Google Drive/Nextcloud-style synchronization</text:p>
            </text:list-item>
            <text:list-item>
              <text:p text:style-name="P12">Using mounts for SQLite etc. database access without having to use range requests</text:p>
            </text:list-item>
            <text:list-item>
              <text:p text:style-name="P12">Streaming video using formats that usually don’t support streaming, e.g. MP4, where an index is required</text:p>
            </text:list-item>
            <text:list-item>
              <text:p text:style-name="P12">Improving game download speeds by mounting the remote assets with managed mounts, using a pull heuristic that defines typical access patterns, e.g. by levels (making the game immediately playable)</text:p>
            </text:list-item>
            <text:list-item>
              <text:p text:style-name="P12">Executing remote binaries or scripts that don’t need to be scanned first without fully downloading them</text:p>
            </text:list-item>
          </text:list>
        </text:list-item>
        <text:list-item>
          <text:p text:style-name="P10">Conclusion</text:p>
          <text:list>
            <text:list-item>
              <text:p text:style-name="P12">Summary of findings and optimal solutions for specific use cases</text:p>
            </text:list-item>
            <text:list-item>
              <text:p text:style-name="P12">Discussion of minimum acceptable downtime</text:p>
            </text:list-item>
            <text:list-item>
              <text:p text:style-name="P12">Future recommendations for research and improvements</text:p>
            </text:list-item>
          </text:list>
        </text:list-item>
      </text:list>
      <text:h text:style-name="Heading_20_1" text:outline-level="1"><text:bookmark-start text:name="story"/>Story<text:bookmark-end text:name="story"/></text:h>
      <text:list text:style-name="L13">
        <text:list-item>
          <text:p text:style-name="P13">Introduction: How does memory in Linux work? Paging, swap etc.</text:p>
        </text:list-item>
        <text:list-item>
          <text:p text:style-name="P13">An introduction to mmap and how we can use it to map a file into memory/a byte slice, the role of <text:span text:style-name="Source_Text">msync</text:span></text:p>
        </text:list-item>
        <text:list-item>
          <text:p text:style-name="P13">Implementing push-based memory sync by tracking changes to a <text:span text:style-name="Source_Text">mmap</text:span>ed slice with polled hashing of individual chunks, why we can’t use <text:span text:style-name="Source_Text">inotify</text:span>, and the CPU-bound limitations of this approach</text:p>
        </text:list-item>
        <text:list-item>
          <text:p text:style-name="P13">Implementing pull-based memory sync with <text:span text:style-name="Source_Text">userfaultfd</text:span>; and implementation and throughput limitations</text:p>
        </text:list-item>
        <text:list-item>
          <text:p text:style-name="P13">Implementing push-pull based memory sync with a FUSE; limitations and complexity (citing STFS)</text:p>
        </text:list-item>
        <text:list-item>
          <text:p text:style-name="P13">Implementing push-pull based memory sync with NBD; implementation of go-nbd</text:p>
        </text:list-item>
        <text:list-item>
          <text:p text:style-name="P13">Using NBD directly as a mount-based sync system with the direct mount API; limitations with latency etc., and improvements with background pulls and pushes, different backends etc., the mount wire protocol, pull heuristics</text:p>
        </text:list-item>
        <text:list-item>
          <text:p text:style-name="P13">Taking inspiration from VM live migration and adding a migration system for memory sync, two-phase commit, the sync wire protocol, minimum acceptable downtime as the metric to optimize for</text:p>
        </text:list-item>
        <text:list-item>
          <text:p text:style-name="P13">Use cases, case studies and comparison of approaches, finding the one that is right for each one, and showing an implementation for each, benchmarks, performance tuning</text:p>
        </text:list-item>
        <text:list-item>
          <text:p text:style-name="P13">Conclusion with a summary of the different approaches, further research recommendations</text:p>
        </text:list-item>
      </text:list>
      <text:h text:style-name="Heading_20_1" text:outline-level="1"><text:bookmark-start text:name="revised-structure"/>Revised Structure<text:bookmark-end text:name="revised-structure"/></text:h>
      <text:list text:style-name="L14">
        <text:list-item>
          <text:p text:style-name="P14">Introduction</text:p>
        </text:list-item>
        <text:list-item>
          <text:p text:style-name="P14">Synchronization Strategies</text:p>
        </text:list-item>
        <text:list-item>
          <text:p text:style-name="P14">Case Studies</text:p>
        </text:list-item>
        <text:list-item>
          <text:p text:style-name="P14">Conclusio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7-03T12:28:59Z</meta:creation-date>
    <dc:date>2023-07-03T12:28:59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